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36095" officeooo:paragraph-rsid="00136095"/>
    </style:style>
    <style:style style:name="P2" style:family="paragraph" style:parent-style-name="Title">
      <style:text-properties officeooo:rsid="00136095" officeooo:paragraph-rsid="001360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nges in the original proposal</text:p>
      <text:p text:style-name="P1">The one and only change was the change of platform in middle of the project, like we dropped the idea of building a mobile application due to hardware and some technical issues. Moreover we didn’t have much knowledge to handle xml files.</text:p>
      <text:p text:style-name="P1">So instead of a mobile app, a desktop application is bui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09:35:34.616036041</meta:creation-date>
    <dc:date>2020-11-21T09:38:27.395443645</dc:date>
    <meta:editing-duration>PT2M54S</meta:editing-duration>
    <meta:editing-cycles>1</meta:editing-cycles>
    <meta:document-statistic meta:table-count="0" meta:image-count="0" meta:object-count="0" meta:page-count="1" meta:paragraph-count="3" meta:word-count="58" meta:character-count="328" meta:non-whitespace-character-count="273"/>
    <meta:generator>LibreOffice/6.0.7.3$Linux_X86_64 LibreOffice_project/00m0$Build-3</meta:generator>
  </office:meta>
</office:document-meta>
</file>